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Cas_5f_d_27_us" style:display-name="Cas_d'us" style:family="table">
      <style:table-properties style:width="27.7cm" table:align="margins"/>
    </style:style>
    <style:style style:name="Cas_5f_d_27_us.A" style:display-name="Cas_d'us.A" style:family="table-column">
      <style:table-column-properties style:column-width="13.85cm" style:rel-column-width="32767*"/>
    </style:style>
    <style:style style:name="Cas_5f_d_27_us.A1" style:display-name="Cas_d'u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as_5f_d_27_us.B1" style:display-name="Cas_d'u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as_5f_d_27_us.A2" style:display-name="Cas_d'u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as_5f_d_27_us.B2" style:display-name="Cas_d'u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33f" officeooo:paragraph-rsid="001803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left="1.25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33f" officeooo:paragraph-rsid="001803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33f" officeooo:paragraph-rsid="001803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33f" officeooo:paragraph-rsid="001803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033f" officeooo:paragraph-rsid="001803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Cas_d'us" table:style-name="Cas_5f_d_27_us" table:template-name="Default Style">
        <table:table-column table:style-name="Cas_5f_d_27_us.A" table:number-columns-repeated="2"/>
        <table:table-header-rows>
          <table:table-row>
            <table:table-cell table:style-name="Cas_5f_d_27_us.A1" office:value-type="string">
              <text:p text:style-name="P6">Àmbit</text:p>
            </table:table-cell>
            <table:table-cell table:style-name="Cas_5f_d_27_us.B1" office:value-type="string">
              <text:p text:style-name="P6">Visió usuari o Visió anàlisi</text:p>
            </table:table-cell>
          </table:table-row>
        </table:table-header-rows>
        <table:table-row>
          <table:table-cell table:style-name="Cas_5f_d_27_us.A2" office:value-type="string">
            <text:p text:style-name="P2">Descripció</text:p>
          </table:table-cell>
          <table:table-cell table:style-name="Cas_5f_d_27_us.B2" office:value-type="string">
            <text:p text:style-name="P1"/>
          </table:table-cell>
        </table:table-row>
        <table:table-row>
          <table:table-cell table:style-name="Cas_5f_d_27_us.A2" office:value-type="string">
            <text:p text:style-name="P2">Actor principal</text:p>
          </table:table-cell>
          <table:table-cell table:style-name="Cas_5f_d_27_us.B2" office:value-type="string">
            <text:p text:style-name="P1"/>
          </table:table-cell>
        </table:table-row>
        <table:table-row>
          <table:table-cell table:style-name="Cas_5f_d_27_us.A2" office:value-type="string">
            <text:p text:style-name="P2">Precondició</text:p>
          </table:table-cell>
          <table:table-cell table:style-name="Cas_5f_d_27_us.B2" office:value-type="string">
            <text:p text:style-name="P1"/>
          </table:table-cell>
        </table:table-row>
        <table:table-row>
          <table:table-cell table:style-name="Cas_5f_d_27_us.A2" office:value-type="string">
            <text:p text:style-name="P2">Flux principal</text:p>
          </table:table-cell>
          <table:table-cell table:style-name="Cas_5f_d_27_us.B2" office:value-type="string">
            <text:list text:style-name="L1">
              <text:list-item>
                <text:p text:style-name="P4">Xxx</text:p>
              </text:list-item>
              <text:list-item>
                <text:p text:style-name="P4">yyy</text:p>
              </text:list-item>
              <text:list-item>
                <text:p text:style-name="P4"/>
              </text:list-item>
            </text:list>
          </table:table-cell>
        </table:table-row>
        <table:table-row>
          <table:table-cell table:style-name="Cas_5f_d_27_us.A2" office:value-type="string">
            <text:p text:style-name="P2">Fluxos alternatius</text:p>
          </table:table-cell>
          <table:table-cell table:style-name="Cas_5f_d_27_us.B2" office:value-type="string">
            <text:p text:style-name="P3">2a. es dona el cas que</text:p>
            <text:list text:style-name="L2">
              <text:list-item>
                <text:p text:style-name="P5">rrr</text:p>
              </text:list-item>
              <text:list-item>
                <text:p text:style-name="P5">sss</text:p>
              </text:list-item>
            </text:list>
            <text:p text:style-name="P2"/>
          </table:table-cell>
        </table:table-row>
        <table:table-row>
          <table:table-cell table:style-name="Cas_5f_d_27_us.A2" office:value-type="string">
            <text:p text:style-name="P2">Postcondició</text:p>
          </table:table-cell>
          <table:table-cell table:style-name="Cas_5f_d_27_us.B2" office:value-type="string">
            <text:p text:style-name="P1"/>
          </table:table-cell>
        </table:table-row>
        <table:table-row>
          <table:table-cell table:style-name="Cas_5f_d_27_us.A2" office:value-type="string">
            <text:p text:style-name="P2">Requisits no funcionals</text:p>
          </table:table-cell>
          <table:table-cell table:style-name="Cas_5f_d_27_us.B2" office:value-type="string">
            <text:p text:style-name="P1"/>
          </table:table-cell>
        </table:table-row>
        <table:table-row>
          <table:table-cell table:style-name="Cas_5f_d_27_us.A2" office:value-type="string">
            <text:p text:style-name="P2">Comentaris</text:p>
          </table:table-cell>
          <table:table-cell table:style-name="Cas_5f_d_27_us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0:23:02.367000000</meta:creation-date>
    <dc:date>2023-10-16T10:26:47.015000000</dc:date>
    <meta:editing-duration>PT3M46S</meta:editing-duration>
    <meta:editing-cycles>1</meta:editing-cycles>
    <meta:document-statistic meta:table-count="1" meta:image-count="0" meta:object-count="0" meta:page-count="1" meta:paragraph-count="16" meta:word-count="34" meta:character-count="190" meta:non-whitespace-character-count="176"/>
    <meta:generator>LibreOffice/7.6.2.1$Windows_X86_64 LibreOffice_project/56f7684011345957bbf33a7ee678afaf4d2ba333</meta:generator>
  </office:meta>
</office:document-meta>
</file>